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AR – Official Language Documentation</text:p>
      <text:list xml:id="list41295458" text:style-name="L1">
        <text:list-item>
          <text:p text:style-name="P2"><text:span text:style-name="T3">When an XVAR program initializes; it enters the MAIN function immediately. This function </text:span>SHOULD NOT<text:span text:style-name="T3"> be declared by the developer. It is automatically generated by the compiler.</text:span></text:p>
        </text:list-item>
        <text:list-item>
          <text:p text:style-name="P2"><text:span text:style-name="T3">A developer </text:span>DOES<text:span text:style-name="T3"> however, need to specify an </text:span><text:span text:style-name="T2">exit routine</text:span><text:span text:style-name="T3"> for the </text:span><text:span text:style-name="T1">main function</text:span><text:span text:style-name="T3">. This can be denoted with the simple command: endinit.</text:span></text:p>
          <text:list>
            <text:list-item>
              <text:p text:style-name="P2"><text:span text:style-name="T3">endinit </text:span>should only be used once in a program<text:span text:style-name="T3">. It must be used </text:span>before<text:span text:style-name="T3"> any other function declarations.</text:span></text:p>
            </text:list-item>
          </text:list>
        </text:list-item>
        <text:list-item>
          <text:p text:style-name="P3">A developer can call a method on an object using the:</text:p>
        </text:list-item>
        <text:list-item>
          <text:p text:style-name="P2"><text:span text:style-name="T3">call </text:span><text:span text:style-name="T4">objectname</text:span><text:span text:style-name="T5"> </text:span><text:span text:style-name="T4">functionname parameters resultantvariable</text:span></text:p>
          <text:list>
            <text:list-item>
              <text:p text:style-name="P4">Where resultantvariable is the variable to optionally store the resulting value of the function call to. If the variable already exists, it will be overwritten. Overwriting a variable replaces its reference, not its value. When all references to a variable have been removed, that variable will be removed from memor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Bosak</meta:initial-creator>
    <meta:creation-date>2011-02-23T21:07:38.06</meta:creation-date>
    <dc:date>2011-02-23T21:19:37.05</dc:date>
    <dc:creator>Brian Bosak</dc:creator>
    <meta:editing-duration>PT6M16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145" meta:character-count="884"/>
  </office:meta>
</office:document-meta>
</file>